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OptCommandLinePropertySourceTests.withDefaultNonOptionArgsNameAndNonOptionArgsPresen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JOptCommandLinePropertySourceTests.withRequiredArg_ofTypeEnum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JOptCommandLinePropertySourceTests.withDottedOptionNam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JOptCommandLinePropertySourceTests.withDefaultNonOptionArgsNameAndNoNonOptionArgsPresen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JOptCommandLinePropertySourceTests.withMissingOptio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JOptCommandLinePropertySourceTests.withRequiredArg_andMultipleArgsPresent_usingDelimit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JOptCommandLinePropertySourceTests.withNoArg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JOptCommandLinePropertySourceTests.withRequiredArg_andArgIsPresen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JOptCommandLinePropertySourceTests.withOptionalArg_andArgIsMissing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JOptCommandLinePropertySourceTests.withCustomNonOptionArgsNameAndNoNonOptionArgsPresen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JOptCommandLinePropertySourceTests.withRequiredArg_andMultipleArgsPresent_usingRepeatedOptio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JOptCommandLinePropertySourceTests.withOptionalArg_andArgIsEmpty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